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74cm" fo:min-width="4.07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572cm" svg:height="1.524cm" svg:x="5.842cm" svg:y="2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1.524cm" svg:x="13.462cm" svg:y="2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1.524cm" svg:x="13.462cm" svg:y="5.58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94cm" svg:y1="2.794cm" svg:x2="5.842cm" svg:y2="2.794cm">
          <text:p/>
        </draw:line>
        <draw:line draw:style-name="gr2" draw:text-style-name="P2" draw:layer="layout" svg:x1="10.414cm" svg:y1="2.794cm" svg:x2="13.462cm" svg:y2="2.794cm">
          <text:p/>
        </draw:line>
        <draw:line draw:style-name="gr2" draw:text-style-name="P2" draw:layer="layout" svg:x1="15.748cm" svg:y1="3.556cm" svg:x2="15.748cm" svg:y2="5.588cm">
          <text:p/>
        </draw:line>
        <draw:frame draw:style-name="gr3" draw:text-style-name="P3" draw:layer="layout" svg:width="3.302cm" svg:height="0.962cm" svg:x="6.858cm" svg:y="2.34cm">
          <draw:text-box>
            <text:p>Engine</text:p>
          </draw:text-box>
        </draw:frame>
        <draw:frame draw:style-name="gr3" draw:text-style-name="P3" draw:layer="layout" svg:width="3.302cm" svg:height="0.962cm" svg:x="14.224cm" svg:y="2.34cm">
          <draw:text-box>
            <text:p>Gearbox</text:p>
          </draw:text-box>
        </draw:frame>
        <draw:frame draw:style-name="gr3" draw:text-style-name="P3" draw:layer="layout" svg:width="3.302cm" svg:height="0.962cm" svg:x="14.732cm" svg:y="5.896cm">
          <draw:text-box>
            <text:p>wheel</text:p>
          </draw:text-box>
        </draw:frame>
        <draw:frame draw:style-name="gr3" draw:text-style-name="P3" draw:layer="layout" svg:width="3.302cm" svg:height="0.962cm" svg:x="3.048cm" svg:y="1.832cm">
          <draw:text-box>
            <text:p>p(t)</text:p>
          </draw:text-box>
        </draw:frame>
        <draw:frame draw:style-name="gr3" draw:text-style-name="P3" draw:layer="layout" svg:width="3.302cm" svg:height="0.962cm" svg:x="3.048cm" svg:y="2.848cm">
          <draw:text-box>
            <text:p>input</text:p>
          </draw:text-box>
        </draw:frame>
        <draw:frame draw:style-name="gr3" draw:text-style-name="P3" draw:layer="layout" svg:width="3.302cm" svg:height="0.962cm" svg:x="10.668cm" svg:y="1.778cm">
          <draw:text-box>
            <text:p>T_eng</text:p>
          </draw:text-box>
        </draw:frame>
        <draw:frame draw:style-name="gr3" draw:text-style-name="P3" draw:layer="layout" svg:width="3.302cm" svg:height="0.962cm" svg:x="15.748cm" svg:y="3.81cm">
          <draw:text-box>
            <text:p>T_gb</text:p>
          </draw:text-box>
        </draw:frame>
        <draw:line draw:style-name="gr2" draw:text-style-name="P2" draw:layer="layout" svg:x1="15.748cm" svg:y1="7.112cm" svg:x2="15.748cm" svg:y2="9.144cm">
          <text:p/>
        </draw:line>
        <draw:frame draw:style-name="gr3" draw:text-style-name="P3" draw:layer="layout" svg:width="3.302cm" svg:height="0.962cm" svg:x="15.748cm" svg:y="7.42cm">
          <draw:text-box>
            <text:p>F_p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5T18:00:33.490388319</meta:creation-date>
    <dc:date>2018-12-25T18:05:33.355558871</dc:date>
    <meta:editing-duration>PT5M</meta:editing-duration>
    <meta:editing-cycles>1</meta:editing-cycles>
    <meta:document-statistic meta:object-count="38"/>
    <meta:generator>LibreOffice/6.1.3.2$Linux_X86_64 LibreOffice_project/10$Build-2</meta:generator>
  </office:meta>
</office:document-meta>
</file>